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chnical Planning</text:h>
      <text:p text:style-name="Text_20_body">...</text:p>
      <text:p text:style-name="Text_20_body"><text:span text:style-name="Strong_20_Emphasis">Jobs System:</text:span></text:p>
      <text:list xml:id="list531515608" text:style-name="L12">
        <text:list-item>
          <text:p text:style-name="P12">Certain premium players can take on artisan jobs:</text:p>
          <text:list>
            <text:list-item>
              <text:p text:style-name="P12">Seamstress: designs and sews horse blankets, decorative tack, and rider apparel</text:p>
            </text:list-item>
            <text:list-item>
              <text:p text:style-name="P12">Leathersmith: crafts saddles, bridles, and reins</text:p>
            </text:list-item>
            <text:list-item>
              <text:p text:style-name="P12">Herbalist: mixes potions or supplements that affect health, training cooldowns, or show recovery</text:p>
            </text:list-item>
            <text:list-item>
              <text:p text:style-name="P12">Farrier: applies cosmetic and functional horseshoes</text:p>
            </text:list-item>
          </text:list>
        </text:list-item>
        <text:list-item>
          <text:p text:style-name="P12">Jobs use crafting queues, rarity tiers, and quality ratings</text:p>
        </text:list-item>
        <text:list-item>
          <text:p text:style-name="P12">Crafted items can be listed in player markets or saved for use</text:p>
        </text:list-item>
        <text:list-item>
          <text:p text:style-name="P12">Each artisan gains a reputation score visible in their profile <text:span text:style-name="Strong_20_Emphasis">Frontend:</text:span> React (JSX)</text:p>
        </text:list-item>
        <text:list-item>
          <text:p text:style-name="P12">Component library supports reusability across dashboard, stable, and profile views</text:p>
        </text:list-item>
        <text:list-item>
          <text:p text:style-name="P12">Tailwind CSS for consistent spacing, typography, and responsive layouts</text:p>
        </text:list-item>
        <text:list-item>
          <text:p text:style-name="P12">React Query handles API state management for real-time updates</text:p>
        </text:list-item>
        <text:list-item>
          <text:p text:style-name="P12">Mobile-first logic ensures all views are thumb-optimized for 6"–7" devices</text:p>
        </text:list-item>
        <text:list-item>
          <text:p text:style-name="P12">Component examples: HorseCard, StableList, TraitRevealModal, PedigreeOverlay</text:p>
        </text:list-item>
      </text:list>
      <text:p text:style-name="Text_20_body"><text:span text:style-name="Strong_20_Emphasis">Backend:</text:span> PostgreSQL</text:p>
      <text:list xml:id="list27286311" text:style-name="L13">
        <text:list-item>
          <text:p text:style-name="P13">breed_genetic_profile stored in JSONB per breed record, accessed by genetic engine</text:p>
        </text:list-item>
        <text:list-item>
          <text:p text:style-name="P13">rider profiles, horse records, show entries, and user accounts normalized</text:p>
        </text:list-item>
        <text:list-item>
          <text:p text:style-name="P13">Full support for CRUD operations on all entity types via RESTful API endpoints</text:p>
        </text:list-item>
        <text:list-item>
          <text:p text:style-name="P13">pgAdmin 4 for local query testing and live data edits</text:p>
        </text:list-item>
        <text:list-item>
          <text:p text:style-name="P13">Future-proofed for eventual admin dashboard use (React frontend, SQL backend)</text:p>
        </text:list-item>
      </text:list>
      <text:p text:style-name="Text_20_body"><text:span text:style-name="Strong_20_Emphasis">Genetic Engine:</text:span></text:p>
      <text:list xml:id="list2331100067" text:style-name="L14">
        <text:list-item>
          <text:p text:style-name="P14">Node.js engine for genotype → phenotype resolution</text:p>
        </text:list-item>
        <text:list-item>
          <text:p text:style-name="P14">Processes Extension, Agouti, dilutions, roaning, graying, white, LP, PATN1, and boolean modifiers</text:p>
        </text:list-item>
        <text:list-item>
          <text:p text:style-name="P14">Uses prioritized layer system to resolve competing expressions (e.g., gray vs cream vs LP)</text:p>
        </text:list-item>
        <text:list-item>
          <text:p text:style-name="P14">Includes <text:span text:style-name="Source_20_Text">determinePhenotype()</text:span> and <text:span text:style-name="Source_20_Text">generatePhenotypeKey()</text:span> functions</text:p>
        </text:list-item>
        <text:list-item>
          <text:p text:style-name="P14">Validated with integration tests for &gt;20 core combinations (Cursor test suite supported)</text:p>
        </text:list-item>
      </text:list>
      <text:p text:style-name="Text_20_body"><text:soft-page-break/><text:span text:style-name="Strong_20_Emphasis">Testing:</text:span></text:p>
      <text:list xml:id="list1417116855" text:style-name="L15">
        <text:list-item>
          <text:p text:style-name="P15">Jest test coverage includes:</text:p>
          <text:list>
            <text:list-item>
              <text:p text:style-name="P15">Phenotype outputs</text:p>
            </text:list-item>
            <text:list-item>
              <text:p text:style-name="P15">JSONB parsing</text:p>
            </text:list-item>
            <text:list-item>
              <text:p text:style-name="P15">Compatibility logic for riders</text:p>
            </text:list-item>
          </text:list>
        </text:list-item>
        <text:list-item>
          <text:p text:style-name="P15">GitHub Actions pipeline:</text:p>
          <text:list>
            <text:list-item>
              <text:p text:style-name="P15">Runs tests on commit</text:p>
            </text:list-item>
            <text:list-item>
              <text:p text:style-name="P15">Uses <text:span text:style-name="Source_20_Text">.env.test</text:span> for safe integration testing with isolated datasets</text:p>
            </text:list-item>
            <text:list-item>
              <text:p text:style-name="P15">Triggers phenotype diagnostic logs if failure occurs</text:p>
            </text:list-item>
          </text:list>
        </text:list-item>
      </text:list>
      <text:p text:style-name="Text_20_body"><text:span text:style-name="Strong_20_Emphasis">Version Control &amp; Collaboration:</text:span></text:p>
      <text:list xml:id="list2438308380" text:style-name="L16">
        <text:list-item>
          <text:p text:style-name="P16">Project managed on GitHub with TODO labels and issue tracking</text:p>
        </text:list-item>
        <text:list-item>
          <text:p text:style-name="P16">Feature branches: frontend/, backend/, breeds/, testing/</text:p>
        </text:list-item>
        <text:list-item>
          <text:p text:style-name="P16">Documentation folders include: <text:span text:style-name="Source_20_Text">/docs/api/</text:span>, <text:span text:style-name="Source_20_Text">/docs/genetics/</text:span>, <text:span text:style-name="Source_20_Text">/docs/ux-wireframes/</text:span></text:p>
        </text:list-item>
        <text:list-item>
          <text:p text:style-name="P16">Markdown and JSON reference files pushed alongside codebase for continuity</text:p>
        </text:list-item>
      </text:list>
      <text:p text:style-name="Text_20_body"><text:span text:style-name="Strong_20_Emphasis">Deployment Pipeline:</text:span></text:p>
      <text:list xml:id="list898309631" text:style-name="L17">
        <text:list-item>
          <text:p text:style-name="P17"><text:span text:style-name="Strong_20_Emphasis">Frontend</text:span>: Vercel (auto-deploy on commit to main or release branch)</text:p>
        </text:list-item>
        <text:list-item>
          <text:p text:style-name="P17"><text:span text:style-name="Strong_20_Emphasis">Backend</text:span>: Render (Node.js with PostgreSQL integration)</text:p>
        </text:list-item>
        <text:list-item>
          <text:p text:style-name="P17"><text:span text:style-name="Strong_20_Emphasis">Environment Management</text:span>: <text:span text:style-name="Source_20_Text">.env.local</text:span>, <text:span text:style-name="Source_20_Text">.env.production</text:span>, <text:span text:style-name="Source_20_Text">.env.test</text:span></text:p>
        </text:list-item>
      </text:list>
      <text:p text:style-name="Text_20_body"><text:span text:style-name="Strong_20_Emphasis">Database Seeding &amp; Maintenance:</text:span></text:p>
      <text:list xml:id="list3591112223" text:style-name="L18">
        <text:list-item>
          <text:p text:style-name="P18">SQL seed scripts for initial breeds, riders, and system accounts</text:p>
        </text:list-item>
        <text:list-item>
          <text:p text:style-name="P18">Supports data patching for allele additions or phenotype refinements</text:p>
        </text:list-item>
        <text:list-item>
          <text:p text:style-name="P18">Scheduled job support for weekly event generation and leaderboard refresh</text:p>
        </text:list-item>
      </text:list>
      <text:p text:style-name="Text_20_body"><text:span text:style-name="Strong_20_Emphasis">Monitoring Goals:</text:span></text:p>
      <text:list xml:id="list3819670350" text:style-name="L19">
        <text:list-item>
          <text:p text:style-name="P19">Console error trapping for broken phenotype resolution</text:p>
        </text:list-item>
        <text:list-item>
          <text:p text:style-name="P19">Performance logging for slow breed query returns</text:p>
        </text:list-item>
        <text:list-item>
          <text:p text:style-name="P19">Logging system for rider stat reveals and assignment trends <text:span text:style-name="Strong_20_Emphasis">Frontend:</text:span> React (JSX)</text:p>
        </text:list-item>
        <text:list-item>
          <text:p text:style-name="P19">Component library supports reusability</text:p>
        </text:list-item>
        <text:list-item>
          <text:p text:style-name="P19">Tailwind for styling</text:p>
        </text:list-item>
        <text:list-item>
          <text:p text:style-name="P19">React Query for server sync</text:p>
        </text:list-item>
      </text:list>
      <text:p text:style-name="Text_20_body"><text:soft-page-break/><text:span text:style-name="Strong_20_Emphasis">Backend:</text:span> PostgreSQL</text:p>
      <text:list xml:id="list1335946861" text:style-name="L20">
        <text:list-item>
          <text:p text:style-name="P20">breed_genetic_profile stored in JSONB</text:p>
        </text:list-item>
        <text:list-item>
          <text:p text:style-name="P20">Rider, horse, and user data normalized</text:p>
        </text:list-item>
        <text:list-item>
          <text:p text:style-name="P20">pgAdmin 4 for manual inspection/debug</text:p>
        </text:list-item>
      </text:list>
      <text:p text:style-name="Text_20_body"><text:span text:style-name="Strong_20_Emphasis">Testing:</text:span></text:p>
      <text:list xml:id="list2295559704" text:style-name="L21">
        <text:list-item>
          <text:p text:style-name="P21">Jest + GitHub Actions</text:p>
        </text:list-item>
        <text:list-item>
          <text:p text:style-name="P21">Uses <text:span text:style-name="Source_20_Text">.env.test</text:span> and isolated data sets</text:p>
        </text:list-item>
        <text:list-item>
          <text:p text:style-name="P21">Integration tests for breeding, phenotype generation, and rider assignment logic</text:p>
        </text:list-item>
      </text:list>
      <text:p text:style-name="Text_20_body"><text:span text:style-name="Strong_20_Emphasis">Dev Workflow:</text:span></text:p>
      <text:list xml:id="list1400095588" text:style-name="L22">
        <text:list-item>
          <text:p text:style-name="P22">Vercel for frontend preview</text:p>
        </text:list-item>
        <text:list-item>
          <text:p text:style-name="P22">Render for backend deploy</text:p>
        </text:list-item>
        <text:list-item>
          <text:p text:style-name="P22">GitHub project board to track TODOs, features, and bugs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9T19:07:27.824000000</meta:creation-date>
    <dc:date>2025-05-19T19:48:29.941000000</dc:date>
    <meta:editing-duration>PT15M23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69" meta:word-count="517" meta:character-count="3450" meta:non-whitespace-character-count="3059"/>
  </office:meta>
</office:document-meta>
</file>